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Story 4</text:p>
      <text:p text:style-name="Standard">„Auftraggeber-Anmeldung“</text:p>
      <text:p text:style-name="Standard"/>
      <text:p text:style-name="Standard">Herr Misha Kaufmann geht auf die Homepage, und über ein Link auf Anmelde-Formular für Auftraggeber. Er füllt aus, die Pflicht-Felder sind:</text:p>
      <text:list xml:id="list1888959490" text:style-name="L1">
        <text:list-item>
          <text:p text:style-name="P1">Name, Anschrift</text:p>
        </text:list-item>
        <text:list-item>
          <text:p text:style-name="P1">Telefon</text:p>
        </text:list-item>
        <text:list-item>
          <text:p text:style-name="P1">Email</text:p>
        </text:list-item>
        <text:list-item>
          <text:p text:style-name="P1">Zugangspassword</text:p>
        </text:list-item>
      </text:list>
      <text:p text:style-name="Standard">Optional: </text:p>
      <text:p text:style-name="Standard"><text:s text:c="5"/>- Firmenname</text:p>
      <text:p text:style-name="Standard"/>
      <text:p text:style-name="Standard">Die Identität des Auftraggebers wird überprüft (TODO: wie?)</text:p>
      <text:p text:style-name="Standard"/>
      <text:p text:style-name="Standard">Misha Kaufmann <text:s/>kriegt jetzt eine bestätigende Emai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r.H </meta:initial-creator>
    <meta:creation-date>2012-01-05T16:19:43</meta:creation-date>
    <dc:date>2012-01-09T11:01:05</dc:date>
    <dc:creator>Mr.H </dc:creator>
    <meta:editing-duration>PT01H07M08S</meta:editing-duration>
    <meta:editing-cycles>5</meta:editing-cycles>
    <meta:generator>OpenOffice.org/3.2$Linux OpenOffice.org_project/320m12$Build-9483</meta:generator>
    <meta:document-statistic meta:table-count="0" meta:image-count="0" meta:object-count="0" meta:page-count="1" meta:paragraph-count="11" meta:word-count="53" meta:character-count="359"/>
  </office:meta>
</office:document-meta>
</file>